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79db" officeooo:paragraph-rsid="002179db"/>
    </style:style>
    <style:style style:name="P2" style:family="paragraph" style:parent-style-name="Standard">
      <style:text-properties officeooo:paragraph-rsid="002179db"/>
    </style:style>
    <style:style style:name="P3" style:family="paragraph" style:parent-style-name="Standard">
      <style:text-properties officeooo:rsid="002900e2" officeooo:paragraph-rsid="002900e2"/>
    </style:style>
    <style:style style:name="P4" style:family="paragraph" style:parent-style-name="Standard">
      <style:text-properties officeooo:paragraph-rsid="002ce7b7"/>
    </style:style>
    <style:style style:name="P5" style:family="paragraph" style:parent-style-name="Standard">
      <style:text-properties officeooo:paragraph-rsid="0027d0b3"/>
    </style:style>
    <style:style style:name="P6" style:family="paragraph" style:parent-style-name="Standard">
      <style:text-properties officeooo:rsid="002ce7b7" officeooo:paragraph-rsid="002ce7b7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2ee97" style:font-size-asian="12pt"/>
    </style:style>
    <style:style style:name="T3" style:family="text">
      <style:text-properties style:use-window-font-color="true" style:font-name="AppleSystemUIFont" fo:font-size="12pt" officeooo:rsid="002179db" style:font-size-asian="12pt"/>
    </style:style>
    <style:style style:name="T4" style:family="text">
      <style:text-properties style:use-window-font-color="true" style:font-name="AppleSystemUIFont" fo:font-size="12pt" officeooo:rsid="0026ffd8" style:font-size-asian="12pt"/>
    </style:style>
    <style:style style:name="T5" style:family="text">
      <style:text-properties style:use-window-font-color="true" style:font-name="AppleSystemUIFont" fo:font-size="12pt" officeooo:rsid="0027bcb9" style:font-size-asian="12pt"/>
    </style:style>
    <style:style style:name="T6" style:family="text">
      <style:text-properties style:use-window-font-color="true" style:font-name="AppleSystemUIFont" fo:font-size="12pt" officeooo:rsid="0027d0b3" style:font-size-asian="12pt"/>
    </style:style>
    <style:style style:name="T7" style:family="text">
      <style:text-properties style:use-window-font-color="true" style:font-name="AppleSystemUIFont" fo:font-size="12pt" officeooo:rsid="002900e2" style:font-size-asian="12pt"/>
    </style:style>
    <style:style style:name="T8" style:family="text">
      <style:text-properties style:use-window-font-color="true" style:font-name="AppleSystemUIFont" fo:font-size="12pt" officeooo:rsid="002aeada" style:font-size-asian="12pt"/>
    </style:style>
    <style:style style:name="T9" style:family="text">
      <style:text-properties style:use-window-font-color="true" style:font-name="AppleSystemUIFont" fo:font-size="12pt" officeooo:rsid="002ce7b7" style:font-size-asian="12pt"/>
    </style:style>
    <style:style style:name="T10" style:family="text">
      <style:text-properties officeooo:rsid="002aeada"/>
    </style:style>
    <style:style style:name="T11" style:family="text">
      <style:text-properties officeooo:rsid="002ce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kış Diyagramı</text:span></text:p>
      <text:p text:style-name="P1"><text:span text:style-name="T1">1. Başla</text:span></text:p>
      <text:p text:style-name="P3"><text:span text:style-name="T1">2. </text:span><text:span text:style-name="T9">Yaz “Yükseklik Giriniz”</text:span></text:p>
      <text:p text:style-name="P2"><text:span text:style-name="T7">3</text:span><text:span text:style-name="T3">. </text:span><text:span text:style-name="T9">oku yukseklik</text:span></text:p>
      <text:p text:style-name="P4"><text:span text:style-name="T7">4</text:span><text:span text:style-name="T3">. </text:span><text:span text:style-name="T5">Yaz </text:span><text:span text:style-name="T4">“</text:span><text:span text:style-name="T9">Taban Uzunluğu</text:span><text:span text:style-name="T5"> Giriniz</text:span><text:span text:style-name="T4">”</text:span></text:p>
      <text:p text:style-name="P4"><text:span text:style-name="T7">5</text:span><text:span text:style-name="T3">. </text:span><text:span text:style-name="T5">Oku </text:span><text:span text:style-name="T9">taban uzunlugu</text:span></text:p>
      <text:p text:style-name="P2"><text:span text:style-name="T7">6</text:span><text:span text:style-name="T3">. </text:span><text:span text:style-name="T5">A</text:span><text:span text:style-name="T9">lan = (yükseklik*tabanuzunlugu)/ 2</text:span></text:p>
      <text:p text:style-name="P5"><text:span text:style-name="T8">7</text:span><text:span text:style-name="T6">. </text:span><text:span text:style-name="T9">Yaz “alan”</text:span></text:p>
      <text:p text:style-name="P6"><text:span text:style-name="T9">8. </text:span><text:span text:style-name="T1">Bitir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23:11:53.976237195</dc:date>
    <meta:editing-duration>PT11H44M23S</meta:editing-duration>
    <meta:editing-cycles>8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9" meta:word-count="30" meta:character-count="175" meta:non-whitespace-character-count="154"/>
  </office:meta>
</office:document-meta>
</file>